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number-columns-repeated="2"/>
          <table:table-cell table:style-name="ce2"/>
          <table:table-cell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Time (ms)</text:p>
          </table:table-cell>
          <table:covered-table-cell/>
          <table:table-cell table:style-name="Default"/>
        </table:table-row>
        <table:table-row table:style-name="ro1">
          <table:table-cell table:number-columns-repeated="2"/>
          <table:covered-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table:style-name="ce2" office:value-type="string" calcext:value-type="string" table:number-columns-spanned="2" table:number-rows-spanned="1">
            <text:p>1GB</text:p>
          </table:table-cell>
          <table:covered-table-cell/>
          <table:table-cell table:style-name="Default"/>
        </table:table-row>
        <table:table-row table:style-name="ro1">
          <table:table-cell table:number-columns-repeated="2"/>
          <table:table-cell table:style-name="ce3" office:value-type="string" calcext:value-type="string">
            <text:p>ADBC</text:p>
          </table:table-cell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DBC %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3598774" calcext:value-type="float">
            <text:p>3598774</text:p>
          </table:table-cell>
          <table:table-cell table:style-name="ce1" office:value-type="float" office:value="3600193" calcext:value-type="float">
            <text:p>3600193</text:p>
          </table:table-cell>
          <table:table-cell table:style-name="ce4" table:formula="of:=([.D6]-[.C6])/[.D6]" office:value-type="percentage" office:value="0.000394145536086538" calcext:value-type="percentage">
            <text:p>0.04%</text:p>
          </table:table-cell>
        </table:table-row>
        <table:table-row table:style-name="ro1">
          <table:table-cell/>
          <table:table-cell office:value-type="string" calcext:value-type="string">
            <text:p>Query 1</text:p>
          </table:table-cell>
          <table:table-cell office:value-type="float" office:value="205808" calcext:value-type="float">
            <text:p>205808</text:p>
          </table:table-cell>
          <table:table-cell office:value-type="float" office:value="201599" calcext:value-type="float">
            <text:p>201599</text:p>
          </table:table-cell>
          <table:table-cell table:formula="of:=([.D7]-[.C7])/[.D7]" office:value-type="percentage" office:value="-0.0208780797523797" calcext:value-type="percentage">
            <text:p>-2.09%</text:p>
          </table:table-cell>
        </table:table-row>
        <table:table-row table:style-name="ro1">
          <table:table-cell/>
          <table:table-cell office:value-type="string" calcext:value-type="string">
            <text:p>Query 2</text:p>
          </table:table-cell>
          <table:table-cell office:value-type="float" office:value="757" calcext:value-type="float">
            <text:p>757</text:p>
          </table:table-cell>
          <table:table-cell office:value-type="float" office:value="736" calcext:value-type="float">
            <text:p>736</text:p>
          </table:table-cell>
          <table:table-cell table:formula="of:=([.D8]-[.C8])/[.D8]" office:value-type="percentage" office:value="-0.0285326086956522" calcext:value-type="percentage">
            <text:p>-2.85%</text:p>
          </table:table-cell>
        </table:table-row>
        <table:table-row table:style-name="ro1">
          <table:table-cell/>
          <table:table-cell office:value-type="string" calcext:value-type="string">
            <text:p>Query 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([.D9]-[.C9])/[.D9]" office:value-type="percentage" office:value="-0.307692307692308" calcext:value-type="percentage">
            <text:p>-30.77%</text:p>
          </table:table-cell>
        </table:table-row>
        <table:table-row table:style-name="ro1">
          <table:table-cell/>
          <table:table-cell office:value-type="string" calcext:value-type="string">
            <text:p>Query 5</text:p>
          </table:table-cell>
          <table:table-cell office:value-type="float" office:value="1158" calcext:value-type="float">
            <text:p>1158</text:p>
          </table:table-cell>
          <table:table-cell office:value-type="float" office:value="1154" calcext:value-type="float">
            <text:p>1154</text:p>
          </table:table-cell>
          <table:table-cell table:formula="of:=([.D10]-[.C10])/[.D10]" office:value-type="percentage" office:value="-0.00346620450606586" calcext:value-type="percentage">
            <text:p>-0.35%</text:p>
          </table:table-cell>
        </table:table-row>
        <table:table-row table:style-name="ro1">
          <table:table-cell/>
          <table:table-cell office:value-type="string" calcext:value-type="string">
            <text:p>Query 6</text:p>
          </table:table-cell>
          <table:table-cell office:value-type="float" office:value="156585" calcext:value-type="float">
            <text:p>156585</text:p>
          </table:table-cell>
          <table:table-cell office:value-type="float" office:value="156005" calcext:value-type="float">
            <text:p>156005</text:p>
          </table:table-cell>
          <table:table-cell table:formula="of:=([.D11]-[.C11])/[.D11]" office:value-type="percentage" office:value="-0.00371782955674498" calcext:value-type="percentage">
            <text:p>-0.37%</text:p>
          </table:table-cell>
        </table:table-row>
        <table:table-row table:style-name="ro1">
          <table:table-cell/>
          <table:table-cell office:value-type="string" calcext:value-type="string">
            <text:p>Query 7</text:p>
          </table:table-cell>
          <table:table-cell office:value-type="float" office:value="721" calcext:value-type="float">
            <text:p>721</text:p>
          </table:table-cell>
          <table:table-cell office:value-type="float" office:value="701" calcext:value-type="float">
            <text:p>701</text:p>
          </table:table-cell>
          <table:table-cell table:formula="of:=([.D12]-[.C12])/[.D12]" office:value-type="percentage" office:value="-0.0285306704707561" calcext:value-type="percentage">
            <text:p>-2.85%</text:p>
          </table:table-cell>
        </table:table-row>
        <table:table-row table:style-name="ro1">
          <table:table-cell/>
          <table:table-cell office:value-type="string" calcext:value-type="string">
            <text:p>Query 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formula="of:=([.D13]-[.C13])/[.D13]" office:value-type="percentage" office:value="-0.0666666666666667" calcext:value-type="percentage">
            <text:p>-6.67%</text:p>
          </table:table-cell>
        </table:table-row>
        <table:table-row table:style-name="ro1">
          <table:table-cell/>
          <table:table-cell office:value-type="string" calcext:value-type="string">
            <text:p>Query 9</text:p>
          </table:table-cell>
          <table:table-cell office:value-type="float" office:value="4027" calcext:value-type="float">
            <text:p>4027</text:p>
          </table:table-cell>
          <table:table-cell office:value-type="float" office:value="4060" calcext:value-type="float">
            <text:p>4060</text:p>
          </table:table-cell>
          <table:table-cell table:formula="of:=([.D14]-[.C14])/[.D14]" office:value-type="percentage" office:value="0.00812807881773399" calcext:value-type="percentage">
            <text:p>0.81%</text:p>
          </table:table-cell>
        </table:table-row>
        <table:table-row table:style-name="ro1">
          <table:table-cell/>
          <table:table-cell office:value-type="string" calcext:value-type="string">
            <text:p>Query 10</text:p>
          </table:table-cell>
          <table:table-cell office:value-type="float" office:value="7084" calcext:value-type="float">
            <text:p>7084</text:p>
          </table:table-cell>
          <table:table-cell office:value-type="float" office:value="7069" calcext:value-type="float">
            <text:p>7069</text:p>
          </table:table-cell>
          <table:table-cell table:formula="of:=([.D15]-[.C15])/[.D15]" office:value-type="percentage" office:value="-0.00212194086858113" calcext:value-type="percentage">
            <text:p>-0.21%</text:p>
          </table:table-cell>
        </table:table-row>
        <table:table-row table:style-name="ro1">
          <table:table-cell/>
          <table:table-cell office:value-type="string" calcext:value-type="string">
            <text:p>Query 11</text:p>
          </table:table-cell>
          <table:table-cell office:value-type="float" office:value="1977632" calcext:value-type="float">
            <text:p>1977632</text:p>
          </table:table-cell>
          <table:table-cell office:value-type="float" office:value="1973593" calcext:value-type="float">
            <text:p>1973593</text:p>
          </table:table-cell>
          <table:table-cell table:formula="of:=([.D16]-[.C16])/[.D16]" office:value-type="percentage" office:value="-0.00204652124323505" calcext:value-type="percentage">
            <text:p>-0.20%</text:p>
          </table:table-cell>
        </table:table-row>
        <table:table-row table:style-name="ro1">
          <table:table-cell/>
          <table:table-cell office:value-type="string" calcext:value-type="string">
            <text:p>Query 12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formula="of:=([.D17]-[.C17])/[.D17]" office:value-type="percentage" office:value="-0.0306122448979592" calcext:value-type="percentage">
            <text:p>-3.06%</text:p>
          </table:table-cell>
        </table:table-row>
        <table:table-row table:style-name="ro1">
          <table:table-cell/>
          <table:table-cell office:value-type="string" calcext:value-type="string">
            <text:p>Query 13</text:p>
          </table:table-cell>
          <table:table-cell office:value-type="float" office:value="572" calcext:value-type="float">
            <text:p>572</text:p>
          </table:table-cell>
          <table:table-cell office:value-type="float" office:value="571" calcext:value-type="float">
            <text:p>571</text:p>
          </table:table-cell>
          <table:table-cell table:formula="of:=([.D18]-[.C18])/[.D18]" office:value-type="percentage" office:value="-0.00175131348511384" calcext:value-type="percentage">
            <text:p>-0.18%</text:p>
          </table:table-cell>
        </table:table-row>
        <table:table-row table:style-name="ro1">
          <table:table-cell/>
          <table:table-cell office:value-type="string" calcext:value-type="string">
            <text:p>Query 14</text:p>
          </table:table-cell>
          <table:table-cell office:value-type="float" office:value="63954" calcext:value-type="float">
            <text:p>63954</text:p>
          </table:table-cell>
          <table:table-cell office:value-type="float" office:value="63725" calcext:value-type="float">
            <text:p>63725</text:p>
          </table:table-cell>
          <table:table-cell table:formula="of:=([.D19]-[.C19])/[.D19]" office:value-type="percentage" office:value="-0.00359356610435465" calcext:value-type="percentage">
            <text:p>-0.36%</text:p>
          </table:table-cell>
        </table:table-row>
        <table:table-row table:style-name="ro1">
          <table:table-cell/>
          <table:table-cell office:value-type="string" calcext:value-type="string">
            <text:p>Query 15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formula="of:=([.D20]-[.C20])/[.D20]" office:value-type="percentage" office:value="-0.00523560209424084" calcext:value-type="percentage">
            <text:p>-0.52%</text:p>
          </table:table-cell>
        </table:table-row>
        <table:table-row table:style-name="ro1">
          <table:table-cell/>
          <table:table-cell office:value-type="string" calcext:value-type="string">
            <text:p>Query 16</text:p>
          </table:table-cell>
          <table:table-cell office:value-type="float" office:value="897" calcext:value-type="float">
            <text:p>897</text:p>
          </table:table-cell>
          <table:table-cell office:value-type="float" office:value="905" calcext:value-type="float">
            <text:p>905</text:p>
          </table:table-cell>
          <table:table-cell table:formula="of:=([.D21]-[.C21])/[.D21]" office:value-type="percentage" office:value="0.00883977900552486" calcext:value-type="percentage">
            <text:p>0.88%</text:p>
          </table:table-cell>
        </table:table-row>
        <table:table-row table:style-name="ro1">
          <table:table-cell/>
          <table:table-cell office:value-type="string" calcext:value-type="string">
            <text:p>Query 17</text:p>
          </table:table-cell>
          <table:table-cell office:value-type="float" office:value="3724" calcext:value-type="float">
            <text:p>3724</text:p>
          </table:table-cell>
          <table:table-cell office:value-type="float" office:value="3721" calcext:value-type="float">
            <text:p>3721</text:p>
          </table:table-cell>
          <table:table-cell table:formula="of:=([.D22]-[.C22])/[.D22]" office:value-type="percentage" office:value="-0.000806234883095942" calcext:value-type="percentage">
            <text:p>-0.08%</text:p>
          </table:table-cell>
        </table:table-row>
        <table:table-row table:style-name="ro1">
          <table:table-cell/>
          <table:table-cell office:value-type="string" calcext:value-type="string">
            <text:p>Query 18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table:formula="of:=([.D23]-[.C23])/[.D23]" office:value-type="percentage" office:value="-0.00217864923747277" calcext:value-type="percentage">
            <text:p>-0.22%</text:p>
          </table:table-cell>
        </table:table-row>
        <table:table-row table:style-name="ro1">
          <table:table-cell/>
          <table:table-cell office:value-type="string" calcext:value-type="string">
            <text:p>Query 19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table:formula="of:=([.D24]-[.C24])/[.D24]" office:value-type="percentage" office:value="-0.00384615384615385" calcext:value-type="percentage">
            <text:p>-0.38%</text:p>
          </table:table-cell>
        </table:table-row>
        <table:table-row table:style-name="ro1">
          <table:table-cell/>
          <table:table-cell office:value-type="string" calcext:value-type="string">
            <text:p>Query 20</text:p>
          </table:table-cell>
          <table:table-cell table:number-columns-repeated="2" office:value-type="float" office:value="134" calcext:value-type="float">
            <text:p>134</text:p>
          </table:table-cell>
          <table:table-cell table:formula="of:=([.D25]-[.C25])/[.D2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Query 21</text:p>
          </table:table-cell>
          <table:table-cell office:value-type="float" office:value="1563" calcext:value-type="float">
            <text:p>1563</text:p>
          </table:table-cell>
          <table:table-cell office:value-type="float" office:value="767" calcext:value-type="float">
            <text:p>767</text:p>
          </table:table-cell>
          <table:table-cell table:formula="of:=([.D26]-[.C26])/[.D26]" office:value-type="percentage" office:value="-1.03780964797914" calcext:value-type="percentage">
            <text:p>-103.78%</text:p>
          </table:table-cell>
        </table:table-row>
        <table:table-row table:style-name="ro1">
          <table:table-cell/>
          <table:table-cell office:value-type="string" calcext:value-type="string">
            <text:p>Query 22</text:p>
          </table:table-cell>
          <table:table-cell office:value-type="float" office:value="7320" calcext:value-type="float">
            <text:p>7320</text:p>
          </table:table-cell>
          <table:table-cell office:value-type="float" office:value="7326" calcext:value-type="float">
            <text:p>7326</text:p>
          </table:table-cell>
          <table:table-cell table:formula="of:=([.D27]-[.C27])/[.D27]" office:value-type="percentage" office:value="0.000819000819000819" calcext:value-type="percentage">
            <text:p>0.08%</text:p>
          </table:table-cell>
        </table:table-row>
        <table:table-row table:style-name="ro1">
          <table:table-cell/>
          <table:table-cell office:value-type="string" calcext:value-type="string">
            <text:p>Query 23</text:p>
          </table:table-cell>
          <table:table-cell office:value-type="float" office:value="14114" calcext:value-type="float">
            <text:p>14114</text:p>
          </table:table-cell>
          <table:table-cell office:value-type="float" office:value="14156" calcext:value-type="float">
            <text:p>14156</text:p>
          </table:table-cell>
          <table:table-cell table:formula="of:=([.D28]-[.C28])/[.D28]" office:value-type="percentage" office:value="0.00296693981350664" calcext:value-type="percentage">
            <text:p>0.30%</text:p>
          </table:table-cell>
        </table:table-row>
        <table:table-row table:style-name="ro1">
          <table:table-cell/>
          <table:table-cell office:value-type="string" calcext:value-type="string">
            <text:p>Query 2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([.D29]-[.C29])/[.D29]" office:value-type="percentage" office:value="-0.0379746835443038" calcext:value-type="percentage">
            <text:p>-3.80%</text:p>
          </table:table-cell>
        </table:table-row>
        <table:table-row table:style-name="ro1">
          <table:table-cell/>
          <table:table-cell office:value-type="string" calcext:value-type="string">
            <text:p>Query 25</text:p>
          </table:table-cell>
          <table:table-cell table:number-columns-repeated="2" office:value-type="float" office:value="2620" calcext:value-type="float">
            <text:p>2620</text:p>
          </table:table-cell>
          <table:table-cell table:formula="of:=([.D30]-[.C30])/[.D3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Query 26</text:p>
          </table:table-cell>
          <table:table-cell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table:formula="of:=([.D31]-[.C31])/[.D31]" office:value-type="percentage" office:value="0.0142517814726841" calcext:value-type="percentage">
            <text:p>1.43%</text:p>
          </table:table-cell>
        </table:table-row>
        <table:table-row table:style-name="ro1">
          <table:table-cell/>
          <table:table-cell office:value-type="string" calcext:value-type="string">
            <text:p>Query 27</text:p>
          </table:table-cell>
          <table:table-cell office:value-type="float" office:value="791" calcext:value-type="float">
            <text:p>791</text:p>
          </table:table-cell>
          <table:table-cell office:value-type="float" office:value="796" calcext:value-type="float">
            <text:p>796</text:p>
          </table:table-cell>
          <table:table-cell table:formula="of:=([.D32]-[.C32])/[.D32]" office:value-type="percentage" office:value="0.00628140703517588" calcext:value-type="percentage">
            <text:p>0.63%</text:p>
          </table:table-cell>
        </table:table-row>
        <table:table-row table:style-name="ro1">
          <table:table-cell/>
          <table:table-cell office:value-type="string" calcext:value-type="string">
            <text:p>Query 28</text:p>
          </table:table-cell>
          <table:table-cell office:value-type="float" office:value="2944" calcext:value-type="float">
            <text:p>2944</text:p>
          </table:table-cell>
          <table:table-cell office:value-type="float" office:value="2950" calcext:value-type="float">
            <text:p>2950</text:p>
          </table:table-cell>
          <table:table-cell table:formula="of:=([.D33]-[.C33])/[.D33]" office:value-type="percentage" office:value="0.00203389830508475" calcext:value-type="percentage">
            <text:p>0.20%</text:p>
          </table:table-cell>
        </table:table-row>
        <table:table-row table:style-name="ro1">
          <table:table-cell/>
          <table:table-cell office:value-type="string" calcext:value-type="string">
            <text:p>Query 29</text:p>
          </table:table-cell>
          <table:table-cell office:value-type="float" office:value="1371" calcext:value-type="float">
            <text:p>1371</text:p>
          </table:table-cell>
          <table:table-cell office:value-type="float" office:value="1360" calcext:value-type="float">
            <text:p>1360</text:p>
          </table:table-cell>
          <table:table-cell table:formula="of:=([.D34]-[.C34])/[.D34]" office:value-type="percentage" office:value="-0.00808823529411765" calcext:value-type="percentage">
            <text:p>-0.81%</text:p>
          </table:table-cell>
        </table:table-row>
        <table:table-row table:style-name="ro1">
          <table:table-cell/>
          <table:table-cell office:value-type="string" calcext:value-type="string">
            <text:p>Query 30</text:p>
          </table:table-cell>
          <table:table-cell office:value-type="float" office:value="14952" calcext:value-type="float">
            <text:p>14952</text:p>
          </table:table-cell>
          <table:table-cell office:value-type="float" office:value="15125" calcext:value-type="float">
            <text:p>15125</text:p>
          </table:table-cell>
          <table:table-cell table:formula="of:=([.D35]-[.C35])/[.D35]" office:value-type="percentage" office:value="0.0114380165289256" calcext:value-type="percentage">
            <text:p>1.14%</text:p>
          </table:table-cell>
        </table:table-row>
        <table:table-row table:style-name="ro1">
          <table:table-cell/>
          <table:table-cell office:value-type="string" calcext:value-type="string">
            <text:p>Query 31</text:p>
          </table:table-cell>
          <table:table-cell office:value-type="float" office:value="8760" calcext:value-type="float">
            <text:p>8760</text:p>
          </table:table-cell>
          <table:table-cell office:value-type="float" office:value="8842" calcext:value-type="float">
            <text:p>8842</text:p>
          </table:table-cell>
          <table:table-cell table:formula="of:=([.D36]-[.C36])/[.D36]" office:value-type="percentage" office:value="0.00927391992761819" calcext:value-type="percentage">
            <text:p>0.93%</text:p>
          </table:table-cell>
        </table:table-row>
        <table:table-row table:style-name="ro1">
          <table:table-cell/>
          <table:table-cell office:value-type="string" calcext:value-type="string">
            <text:p>Query 32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formula="of:=([.D37]-[.C37])/[.D37]" office:value-type="percentage" office:value="0.00699300699300699" calcext:value-type="percentage">
            <text:p>0.70%</text:p>
          </table:table-cell>
        </table:table-row>
        <table:table-row table:style-name="ro1">
          <table:table-cell/>
          <table:table-cell office:value-type="string" calcext:value-type="string">
            <text:p>Query 33</text:p>
          </table:table-cell>
          <table:table-cell office:value-type="float" office:value="563" calcext:value-type="float">
            <text:p>563</text:p>
          </table:table-cell>
          <table:table-cell office:value-type="float" office:value="567" calcext:value-type="float">
            <text:p>567</text:p>
          </table:table-cell>
          <table:table-cell table:formula="of:=([.D38]-[.C38])/[.D38]" office:value-type="percentage" office:value="0.00705467372134039" calcext:value-type="percentage">
            <text:p>0.71%</text:p>
          </table:table-cell>
        </table:table-row>
        <table:table-row table:style-name="ro1">
          <table:table-cell/>
          <table:table-cell office:value-type="string" calcext:value-type="string">
            <text:p>Query 34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table:formula="of:=([.D39]-[.C39])/[.D39]" office:value-type="percentage" office:value="-0.0099009900990099" calcext:value-type="percentage">
            <text:p>-0.99%</text:p>
          </table:table-cell>
        </table:table-row>
        <table:table-row table:style-name="ro1">
          <table:table-cell/>
          <table:table-cell office:value-type="string" calcext:value-type="string">
            <text:p>Query 35</text:p>
          </table:table-cell>
          <table:table-cell office:value-type="float" office:value="1888" calcext:value-type="float">
            <text:p>1888</text:p>
          </table:table-cell>
          <table:table-cell office:value-type="float" office:value="1892" calcext:value-type="float">
            <text:p>1892</text:p>
          </table:table-cell>
          <table:table-cell table:formula="of:=([.D40]-[.C40])/[.D40]" office:value-type="percentage" office:value="0.00211416490486258" calcext:value-type="percentage">
            <text:p>0.21%</text:p>
          </table:table-cell>
        </table:table-row>
        <table:table-row table:style-name="ro1">
          <table:table-cell/>
          <table:table-cell office:value-type="string" calcext:value-type="string">
            <text:p>Query 36</text:p>
          </table:table-cell>
          <table:table-cell office:value-type="float" office:value="733" calcext:value-type="float">
            <text:p>733</text:p>
          </table:table-cell>
          <table:table-cell office:value-type="float" office:value="746" calcext:value-type="float">
            <text:p>746</text:p>
          </table:table-cell>
          <table:table-cell table:formula="of:=([.D41]-[.C41])/[.D41]" office:value-type="percentage" office:value="0.017426273458445" calcext:value-type="percentage">
            <text:p>1.74%</text:p>
          </table:table-cell>
        </table:table-row>
        <table:table-row table:style-name="ro1">
          <table:table-cell/>
          <table:table-cell office:value-type="string" calcext:value-type="string">
            <text:p>Query 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([.D42]-[.C42])/[.D42]" office:value-type="percentage" office:value="-0.0333333333333333" calcext:value-type="percentage">
            <text:p>-3.33%</text:p>
          </table:table-cell>
        </table:table-row>
        <table:table-row table:style-name="ro1">
          <table:table-cell/>
          <table:table-cell office:value-type="string" calcext:value-type="string">
            <text:p>Query 38</text:p>
          </table:table-cell>
          <table:table-cell office:value-type="float" office:value="1872" calcext:value-type="float">
            <text:p>1872</text:p>
          </table:table-cell>
          <table:table-cell office:value-type="float" office:value="1881" calcext:value-type="float">
            <text:p>1881</text:p>
          </table:table-cell>
          <table:table-cell table:formula="of:=([.D43]-[.C43])/[.D43]" office:value-type="percentage" office:value="0.00478468899521531" calcext:value-type="percentage">
            <text:p>0.48%</text:p>
          </table:table-cell>
        </table:table-row>
        <table:table-row table:style-name="ro1">
          <table:table-cell/>
          <table:table-cell office:value-type="string" calcext:value-type="string">
            <text:p>Query 39</text:p>
          </table:table-cell>
          <table:table-cell office:value-type="float" office:value="6817" calcext:value-type="float">
            <text:p>6817</text:p>
          </table:table-cell>
          <table:table-cell office:value-type="float" office:value="6933" calcext:value-type="float">
            <text:p>6933</text:p>
          </table:table-cell>
          <table:table-cell table:formula="of:=([.D44]-[.C44])/[.D44]" office:value-type="percentage" office:value="0.0167315736333478" calcext:value-type="percentage">
            <text:p>1.67%</text:p>
          </table:table-cell>
        </table:table-row>
        <table:table-row table:style-name="ro1">
          <table:table-cell/>
          <table:table-cell office:value-type="string" calcext:value-type="string">
            <text:p>Query 40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table:formula="of:=([.D45]-[.C45])/[.D45]" office:value-type="percentage" office:value="-0.0753424657534247" calcext:value-type="percentage">
            <text:p>-7.53%</text:p>
          </table:table-cell>
        </table:table-row>
        <table:table-row table:style-name="ro1">
          <table:table-cell/>
          <table:table-cell office:value-type="string" calcext:value-type="string">
            <text:p>Query 41</text:p>
          </table:table-cell>
          <table:table-cell office:value-type="float" office:value="2414" calcext:value-type="float">
            <text:p>2414</text:p>
          </table:table-cell>
          <table:table-cell office:value-type="float" office:value="2394" calcext:value-type="float">
            <text:p>2394</text:p>
          </table:table-cell>
          <table:table-cell table:formula="of:=([.D46]-[.C46])/[.D46]" office:value-type="percentage" office:value="-0.00835421888053467" calcext:value-type="percentage">
            <text:p>-0.84%</text:p>
          </table:table-cell>
        </table:table-row>
        <table:table-row table:style-name="ro1">
          <table:table-cell/>
          <table:table-cell office:value-type="string" calcext:value-type="string">
            <text:p>Query 42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table:formula="of:=([.D47]-[.C47])/[.D47]" office:value-type="percentage" office:value="-0.008" calcext:value-type="percentage">
            <text:p>-0.80%</text:p>
          </table:table-cell>
        </table:table-row>
        <table:table-row table:style-name="ro1">
          <table:table-cell/>
          <table:table-cell office:value-type="string" calcext:value-type="string">
            <text:p>Query 43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table:formula="of:=([.D48]-[.C48])/[.D48]" office:value-type="percentage" office:value="-0.0217821782178218" calcext:value-type="percentage">
            <text:p>-2.18%</text:p>
          </table:table-cell>
        </table:table-row>
        <table:table-row table:style-name="ro1">
          <table:table-cell/>
          <table:table-cell office:value-type="string" calcext:value-type="string">
            <text:p>Query 44</text:p>
          </table:table-cell>
          <table:table-cell office:value-type="float" office:value="1100" calcext:value-type="float">
            <text:p>1100</text:p>
          </table:table-cell>
          <table:table-cell office:value-type="float" office:value="1093" calcext:value-type="float">
            <text:p>1093</text:p>
          </table:table-cell>
          <table:table-cell table:formula="of:=([.D49]-[.C49])/[.D49]" office:value-type="percentage" office:value="-0.00640439158279963" calcext:value-type="percentage">
            <text:p>-0.64%</text:p>
          </table:table-cell>
        </table:table-row>
        <table:table-row table:style-name="ro1">
          <table:table-cell/>
          <table:table-cell office:value-type="string" calcext:value-type="string">
            <text:p>Query 4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formula="of:=([.D50]-[.C50])/[.D50]" office:value-type="percentage" office:value="-0.0158730158730159" calcext:value-type="percentage">
            <text:p>-1.59%</text:p>
          </table:table-cell>
        </table:table-row>
        <table:table-row table:style-name="ro1">
          <table:table-cell/>
          <table:table-cell office:value-type="string" calcext:value-type="string">
            <text:p>Query 46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table:formula="of:=([.D51]-[.C51])/[.D51]" office:value-type="percentage" office:value="-0.0127551020408163" calcext:value-type="percentage">
            <text:p>-1.28%</text:p>
          </table:table-cell>
        </table:table-row>
        <table:table-row table:style-name="ro1">
          <table:table-cell/>
          <table:table-cell office:value-type="string" calcext:value-type="string">
            <text:p>Query 47</text:p>
          </table:table-cell>
          <table:table-cell office:value-type="float" office:value="2350" calcext:value-type="float">
            <text:p>2350</text:p>
          </table:table-cell>
          <table:table-cell office:value-type="float" office:value="2309" calcext:value-type="float">
            <text:p>2309</text:p>
          </table:table-cell>
          <table:table-cell table:formula="of:=([.D52]-[.C52])/[.D52]" office:value-type="percentage" office:value="-0.0177566045907319" calcext:value-type="percentage">
            <text:p>-1.78%</text:p>
          </table:table-cell>
        </table:table-row>
        <table:table-row table:style-name="ro1">
          <table:table-cell/>
          <table:table-cell office:value-type="string" calcext:value-type="string">
            <text:p>Query 48</text:p>
          </table:table-cell>
          <table:table-cell office:value-type="float" office:value="678" calcext:value-type="float">
            <text:p>678</text:p>
          </table:table-cell>
          <table:table-cell office:value-type="float" office:value="670" calcext:value-type="float">
            <text:p>670</text:p>
          </table:table-cell>
          <table:table-cell table:formula="of:=([.D53]-[.C53])/[.D53]" office:value-type="percentage" office:value="-0.0119402985074627" calcext:value-type="percentage">
            <text:p>-1.19%</text:p>
          </table:table-cell>
        </table:table-row>
        <table:table-row table:style-name="ro1">
          <table:table-cell/>
          <table:table-cell office:value-type="string" calcext:value-type="string">
            <text:p>Query 49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formula="of:=([.D54]-[.C54])/[.D54]" office:value-type="percentage" office:value="-0.0236220472440945" calcext:value-type="percentage">
            <text:p>-2.36%</text:p>
          </table:table-cell>
        </table:table-row>
        <table:table-row table:style-name="ro1">
          <table:table-cell/>
          <table:table-cell office:value-type="string" calcext:value-type="string">
            <text:p>Query 5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formula="of:=([.D55]-[.C55])/[.D55]" office:value-type="percentage" office:value="-0.106060606060606" calcext:value-type="percentage">
            <text:p>-10.61%</text:p>
          </table:table-cell>
        </table:table-row>
        <table:table-row table:style-name="ro1">
          <table:table-cell/>
          <table:table-cell office:value-type="string" calcext:value-type="string">
            <text:p>Query 51</text:p>
          </table:table-cell>
          <table:table-cell office:value-type="float" office:value="1844" calcext:value-type="float">
            <text:p>1844</text:p>
          </table:table-cell>
          <table:table-cell office:value-type="float" office:value="1836" calcext:value-type="float">
            <text:p>1836</text:p>
          </table:table-cell>
          <table:table-cell table:formula="of:=([.D56]-[.C56])/[.D56]" office:value-type="percentage" office:value="-0.00435729847494553" calcext:value-type="percentage">
            <text:p>-0.44%</text:p>
          </table:table-cell>
        </table:table-row>
        <table:table-row table:style-name="ro1">
          <table:table-cell/>
          <table:table-cell office:value-type="string" calcext:value-type="string">
            <text:p>Query 52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table:formula="of:=([.D57]-[.C57])/[.D57]" office:value-type="percentage" office:value="0.0153256704980843" calcext:value-type="percentage">
            <text:p>1.53%</text:p>
          </table:table-cell>
        </table:table-row>
        <table:table-row table:style-name="ro1">
          <table:table-cell/>
          <table:table-cell office:value-type="string" calcext:value-type="string">
            <text:p>Query 53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table:formula="of:=([.D58]-[.C58])/[.D58]" office:value-type="percentage" office:value="-0.0205655526992288" calcext:value-type="percentage">
            <text:p>-2.06%</text:p>
          </table:table-cell>
        </table:table-row>
        <table:table-row table:style-name="ro1">
          <table:table-cell/>
          <table:table-cell office:value-type="string" calcext:value-type="string">
            <text:p>Query 54</text:p>
          </table:table-cell>
          <table:table-cell office:value-type="float" office:value="79124" calcext:value-type="float">
            <text:p>79124</text:p>
          </table:table-cell>
          <table:table-cell office:value-type="float" office:value="79145" calcext:value-type="float">
            <text:p>79145</text:p>
          </table:table-cell>
          <table:table-cell table:formula="of:=([.D59]-[.C59])/[.D59]" office:value-type="percentage" office:value="0.000265335776107145" calcext:value-type="percentage">
            <text:p>0.03%</text:p>
          </table:table-cell>
        </table:table-row>
        <table:table-row table:style-name="ro1">
          <table:table-cell/>
          <table:table-cell office:value-type="string" calcext:value-type="string">
            <text:p>Query 55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([.D60]-[.C60])/[.D6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Query 56</text:p>
          </table:table-cell>
          <table:table-cell office:value-type="float" office:value="1132" calcext:value-type="float">
            <text:p>1132</text:p>
          </table:table-cell>
          <table:table-cell office:value-type="float" office:value="1134" calcext:value-type="float">
            <text:p>1134</text:p>
          </table:table-cell>
          <table:table-cell table:formula="of:=([.D61]-[.C61])/[.D61]" office:value-type="percentage" office:value="0.0017636684303351" calcext:value-type="percentage">
            <text:p>0.18%</text:p>
          </table:table-cell>
        </table:table-row>
        <table:table-row table:style-name="ro1">
          <table:table-cell/>
          <table:table-cell office:value-type="string" calcext:value-type="string">
            <text:p>Query 57</text:p>
          </table:table-cell>
          <table:table-cell office:value-type="float" office:value="1131" calcext:value-type="float">
            <text:p>1131</text:p>
          </table:table-cell>
          <table:table-cell office:value-type="float" office:value="1126" calcext:value-type="float">
            <text:p>1126</text:p>
          </table:table-cell>
          <table:table-cell table:formula="of:=([.D62]-[.C62])/[.D62]" office:value-type="percentage" office:value="-0.0044404973357016" calcext:value-type="percentage">
            <text:p>-0.44%</text:p>
          </table:table-cell>
        </table:table-row>
        <table:table-row table:style-name="ro1">
          <table:table-cell/>
          <table:table-cell office:value-type="string" calcext:value-type="string">
            <text:p>Query 58</text:p>
          </table:table-cell>
          <table:table-cell office:value-type="float" office:value="560" calcext:value-type="float">
            <text:p>560</text:p>
          </table:table-cell>
          <table:table-cell office:value-type="float" office:value="568" calcext:value-type="float">
            <text:p>568</text:p>
          </table:table-cell>
          <table:table-cell table:formula="of:=([.D63]-[.C63])/[.D63]" office:value-type="percentage" office:value="0.0140845070422535" calcext:value-type="percentage">
            <text:p>1.41%</text:p>
          </table:table-cell>
        </table:table-row>
        <table:table-row table:style-name="ro1">
          <table:table-cell/>
          <table:table-cell office:value-type="string" calcext:value-type="string">
            <text:p>Query 59</text:p>
          </table:table-cell>
          <table:table-cell office:value-type="float" office:value="1081" calcext:value-type="float">
            <text:p>1081</text:p>
          </table:table-cell>
          <table:table-cell office:value-type="float" office:value="1060" calcext:value-type="float">
            <text:p>1060</text:p>
          </table:table-cell>
          <table:table-cell table:formula="of:=([.D64]-[.C64])/[.D64]" office:value-type="percentage" office:value="-0.019811320754717" calcext:value-type="percentage">
            <text:p>-1.98%</text:p>
          </table:table-cell>
        </table:table-row>
        <table:table-row table:style-name="ro1">
          <table:table-cell/>
          <table:table-cell office:value-type="string" calcext:value-type="string">
            <text:p>Query 60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  <table:table-cell table:formula="of:=([.D65]-[.C65])/[.D65]" office:value-type="percentage" office:value="0.000996512207274539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Query 61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table:formula="of:=([.D66]-[.C66])/[.D66]" office:value-type="percentage" office:value="0.0452674897119342" calcext:value-type="percentage">
            <text:p>4.53%</text:p>
          </table:table-cell>
        </table:table-row>
        <table:table-row table:style-name="ro1">
          <table:table-cell/>
          <table:table-cell office:value-type="string" calcext:value-type="string">
            <text:p>Query 62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table:formula="of:=([.D67]-[.C67])/[.D67]" office:value-type="percentage" office:value="-0.0890688259109312" calcext:value-type="percentage">
            <text:p>-8.91%</text:p>
          </table:table-cell>
        </table:table-row>
        <table:table-row table:style-name="ro1">
          <table:table-cell/>
          <table:table-cell office:value-type="string" calcext:value-type="string">
            <text:p>Query 63</text:p>
          </table:table-cell>
          <table:table-cell office:value-type="float" office:value="396" calcext:value-type="float">
            <text:p>396</text:p>
          </table:table-cell>
          <table:table-cell office:value-type="float" office:value="386" calcext:value-type="float">
            <text:p>386</text:p>
          </table:table-cell>
          <table:table-cell table:formula="of:=([.D68]-[.C68])/[.D68]" office:value-type="percentage" office:value="-0.0259067357512953" calcext:value-type="percentage">
            <text:p>-2.59%</text:p>
          </table:table-cell>
        </table:table-row>
        <table:table-row table:style-name="ro1">
          <table:table-cell/>
          <table:table-cell office:value-type="string" calcext:value-type="string">
            <text:p>Query 64</text:p>
          </table:table-cell>
          <table:table-cell office:value-type="float" office:value="516" calcext:value-type="float">
            <text:p>516</text:p>
          </table:table-cell>
          <table:table-cell office:value-type="float" office:value="497" calcext:value-type="float">
            <text:p>497</text:p>
          </table:table-cell>
          <table:table-cell table:formula="of:=([.D69]-[.C69])/[.D69]" office:value-type="percentage" office:value="-0.0382293762575453" calcext:value-type="percentage">
            <text:p>-3.82%</text:p>
          </table:table-cell>
        </table:table-row>
        <table:table-row table:style-name="ro1">
          <table:table-cell/>
          <table:table-cell office:value-type="string" calcext:value-type="string">
            <text:p>Query 65</text:p>
          </table:table-cell>
          <table:table-cell office:value-type="float" office:value="1147" calcext:value-type="float">
            <text:p>1147</text:p>
          </table:table-cell>
          <table:table-cell office:value-type="float" office:value="1122" calcext:value-type="float">
            <text:p>1122</text:p>
          </table:table-cell>
          <table:table-cell table:formula="of:=([.D70]-[.C70])/[.D70]" office:value-type="percentage" office:value="-0.0222816399286988" calcext:value-type="percentage">
            <text:p>-2.23%</text:p>
          </table:table-cell>
        </table:table-row>
        <table:table-row table:style-name="ro1">
          <table:table-cell/>
          <table:table-cell office:value-type="string" calcext:value-type="string">
            <text:p>Query 66</text:p>
          </table:table-cell>
          <table:table-cell office:value-type="float" office:value="446" calcext:value-type="float">
            <text:p>446</text:p>
          </table:table-cell>
          <table:table-cell office:value-type="float" office:value="303" calcext:value-type="float">
            <text:p>303</text:p>
          </table:table-cell>
          <table:table-cell table:formula="of:=([.D71]-[.C71])/[.D71]" office:value-type="percentage" office:value="-0.471947194719472" calcext:value-type="percentage">
            <text:p>-47.19%</text:p>
          </table:table-cell>
        </table:table-row>
        <table:table-row table:style-name="ro1">
          <table:table-cell/>
          <table:table-cell office:value-type="string" calcext:value-type="string">
            <text:p>Query 67</text:p>
          </table:table-cell>
          <table:table-cell office:value-type="float" office:value="1812" calcext:value-type="float">
            <text:p>1812</text:p>
          </table:table-cell>
          <table:table-cell office:value-type="float" office:value="1830" calcext:value-type="float">
            <text:p>1830</text:p>
          </table:table-cell>
          <table:table-cell table:formula="of:=([.D72]-[.C72])/[.D72]" office:value-type="percentage" office:value="0.00983606557377049" calcext:value-type="percentage">
            <text:p>0.98%</text:p>
          </table:table-cell>
        </table:table-row>
        <table:table-row table:style-name="ro1">
          <table:table-cell/>
          <table:table-cell office:value-type="string" calcext:value-type="string">
            <text:p>Query 68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formula="of:=([.D73]-[.C73])/[.D73]" office:value-type="percentage" office:value="-0.00847457627118644" calcext:value-type="percentage">
            <text:p>-0.85%</text:p>
          </table:table-cell>
        </table:table-row>
        <table:table-row table:style-name="ro1">
          <table:table-cell/>
          <table:table-cell office:value-type="string" calcext:value-type="string">
            <text:p>Query 69</text:p>
          </table:table-cell>
          <table:table-cell office:value-type="float" office:value="764" calcext:value-type="float">
            <text:p>764</text:p>
          </table:table-cell>
          <table:table-cell office:value-type="float" office:value="781" calcext:value-type="float">
            <text:p>781</text:p>
          </table:table-cell>
          <table:table-cell table:formula="of:=([.D74]-[.C74])/[.D74]" office:value-type="percentage" office:value="0.0217669654289373" calcext:value-type="percentage">
            <text:p>2.18%</text:p>
          </table:table-cell>
        </table:table-row>
        <table:table-row table:style-name="ro1">
          <table:table-cell/>
          <table:table-cell office:value-type="string" calcext:value-type="string">
            <text:p>Query 70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table:formula="of:=([.D75]-[.C75])/[.D75]" office:value-type="percentage" office:value="0.00104931794333683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Query 71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table:formula="of:=([.D76]-[.C76])/[.D76]" office:value-type="percentage" office:value="0.0240963855421687" calcext:value-type="percentage">
            <text:p>2.41%</text:p>
          </table:table-cell>
        </table:table-row>
        <table:table-row table:style-name="ro1">
          <table:table-cell/>
          <table:table-cell office:value-type="string" calcext:value-type="string">
            <text:p>Query 72</text:p>
          </table:table-cell>
          <table:table-cell office:value-type="float" office:value="1167" calcext:value-type="float">
            <text:p>1167</text:p>
          </table:table-cell>
          <table:table-cell office:value-type="float" office:value="429" calcext:value-type="float">
            <text:p>429</text:p>
          </table:table-cell>
          <table:table-cell table:formula="of:=([.D77]-[.C77])/[.D77]" office:value-type="percentage" office:value="-1.72027972027972" calcext:value-type="percentage">
            <text:p>-172.03%</text:p>
          </table:table-cell>
        </table:table-row>
        <table:table-row table:style-name="ro1">
          <table:table-cell/>
          <table:table-cell office:value-type="string" calcext:value-type="string">
            <text:p>Query 7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table:formula="of:=([.D78]-[.C78])/[.D78]" office:value-type="percentage" office:value="-0.0277777777777778" calcext:value-type="percentage">
            <text:p>-2.78%</text:p>
          </table:table-cell>
        </table:table-row>
        <table:table-row table:style-name="ro1">
          <table:table-cell/>
          <table:table-cell office:value-type="string" calcext:value-type="string">
            <text:p>Query 74</text:p>
          </table:table-cell>
          <table:table-cell office:value-type="float" office:value="895695" calcext:value-type="float">
            <text:p>895695</text:p>
          </table:table-cell>
          <table:table-cell office:value-type="float" office:value="905449" calcext:value-type="float">
            <text:p>905449</text:p>
          </table:table-cell>
          <table:table-cell table:formula="of:=([.D79]-[.C79])/[.D79]" office:value-type="percentage" office:value="0.0107725559363366" calcext:value-type="percentage">
            <text:p>1.08%</text:p>
          </table:table-cell>
        </table:table-row>
        <table:table-row table:style-name="ro1">
          <table:table-cell/>
          <table:table-cell office:value-type="string" calcext:value-type="string">
            <text:p>Query 75</text:p>
          </table:table-cell>
          <table:table-cell office:value-type="float" office:value="1572" calcext:value-type="float">
            <text:p>1572</text:p>
          </table:table-cell>
          <table:table-cell office:value-type="float" office:value="1547" calcext:value-type="float">
            <text:p>1547</text:p>
          </table:table-cell>
          <table:table-cell table:formula="of:=([.D80]-[.C80])/[.D80]" office:value-type="percentage" office:value="-0.0161603102779573" calcext:value-type="percentage">
            <text:p>-1.62%</text:p>
          </table:table-cell>
        </table:table-row>
        <table:table-row table:style-name="ro1">
          <table:table-cell/>
          <table:table-cell office:value-type="string" calcext:value-type="string">
            <text:p>Query 76</text:p>
          </table:table-cell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  <table:table-cell table:formula="of:=([.D81]-[.C81])/[.D81]" office:value-type="percentage" office:value="-0.0254041570438799" calcext:value-type="percentage">
            <text:p>-2.54%</text:p>
          </table:table-cell>
        </table:table-row>
        <table:table-row table:style-name="ro1">
          <table:table-cell/>
          <table:table-cell office:value-type="string" calcext:value-type="string">
            <text:p>Query 77</text:p>
          </table:table-cell>
          <table:table-cell office:value-type="float" office:value="729" calcext:value-type="float">
            <text:p>729</text:p>
          </table:table-cell>
          <table:table-cell office:value-type="float" office:value="719" calcext:value-type="float">
            <text:p>719</text:p>
          </table:table-cell>
          <table:table-cell table:formula="of:=([.D82]-[.C82])/[.D82]" office:value-type="percentage" office:value="-0.0139082058414465" calcext:value-type="percentage">
            <text:p>-1.39%</text:p>
          </table:table-cell>
        </table:table-row>
        <table:table-row table:style-name="ro1">
          <table:table-cell/>
          <table:table-cell office:value-type="string" calcext:value-type="string">
            <text:p>Query 78</text:p>
          </table:table-cell>
          <table:table-cell office:value-type="float" office:value="4316" calcext:value-type="float">
            <text:p>4316</text:p>
          </table:table-cell>
          <table:table-cell office:value-type="float" office:value="3665" calcext:value-type="float">
            <text:p>3665</text:p>
          </table:table-cell>
          <table:table-cell table:formula="of:=([.D83]-[.C83])/[.D83]" office:value-type="percentage" office:value="-0.17762619372442" calcext:value-type="percentage">
            <text:p>-17.76%</text:p>
          </table:table-cell>
        </table:table-row>
        <table:table-row table:style-name="ro1">
          <table:table-cell/>
          <table:table-cell office:value-type="string" calcext:value-type="string">
            <text:p>Query 79</text:p>
          </table:table-cell>
          <table:table-cell office:value-type="float" office:value="337" calcext:value-type="float">
            <text:p>337</text:p>
          </table:table-cell>
          <table:table-cell office:value-type="float" office:value="324" calcext:value-type="float">
            <text:p>324</text:p>
          </table:table-cell>
          <table:table-cell table:formula="of:=([.D84]-[.C84])/[.D84]" office:value-type="percentage" office:value="-0.0401234567901235" calcext:value-type="percentage">
            <text:p>-4.01%</text:p>
          </table:table-cell>
        </table:table-row>
        <table:table-row table:style-name="ro1">
          <table:table-cell/>
          <table:table-cell office:value-type="string" calcext:value-type="string">
            <text:p>Query 80</text:p>
          </table:table-cell>
          <table:table-cell office:value-type="float" office:value="719" calcext:value-type="float">
            <text:p>719</text:p>
          </table:table-cell>
          <table:table-cell office:value-type="float" office:value="679" calcext:value-type="float">
            <text:p>679</text:p>
          </table:table-cell>
          <table:table-cell table:formula="of:=([.D85]-[.C85])/[.D85]" office:value-type="percentage" office:value="-0.0589101620029455" calcext:value-type="percentage">
            <text:p>-5.89%</text:p>
          </table:table-cell>
        </table:table-row>
        <table:table-row table:style-name="ro1">
          <table:table-cell/>
          <table:table-cell office:value-type="string" calcext:value-type="string">
            <text:p>Query 81</text:p>
          </table:table-cell>
          <table:table-cell office:value-type="float" office:value="66004" calcext:value-type="float">
            <text:p>66004</text:p>
          </table:table-cell>
          <table:table-cell office:value-type="float" office:value="68624" calcext:value-type="float">
            <text:p>68624</text:p>
          </table:table-cell>
          <table:table-cell table:formula="of:=([.D86]-[.C86])/[.D86]" office:value-type="percentage" office:value="0.0381790627185824" calcext:value-type="percentage">
            <text:p>3.82%</text:p>
          </table:table-cell>
        </table:table-row>
        <table:table-row table:style-name="ro1">
          <table:table-cell/>
          <table:table-cell office:value-type="string" calcext:value-type="string">
            <text:p>Query 8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([.D87]-[.C87])/[.D87]" office:value-type="percentage" office:value="-0.297872340425532" calcext:value-type="percentage">
            <text:p>-29.79%</text:p>
          </table:table-cell>
        </table:table-row>
        <table:table-row table:style-name="ro1">
          <table:table-cell/>
          <table:table-cell office:value-type="string" calcext:value-type="string">
            <text:p>Query 83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table:formula="of:=([.D88]-[.C88])/[.D88]" office:value-type="percentage" office:value="0.0228571428571429" calcext:value-type="percentage">
            <text:p>2.29%</text:p>
          </table:table-cell>
        </table:table-row>
        <table:table-row table:style-name="ro1">
          <table:table-cell/>
          <table:table-cell office:value-type="string" calcext:value-type="string">
            <text:p>Query 8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([.D89]-[.C89])/[.D89]" office:value-type="percentage" office:value="-0.0307692307692308" calcext:value-type="percentage">
            <text:p>-3.08%</text:p>
          </table:table-cell>
        </table:table-row>
        <table:table-row table:style-name="ro1">
          <table:table-cell/>
          <table:table-cell office:value-type="string" calcext:value-type="string">
            <text:p>Query 85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table:formula="of:=([.D90]-[.C90])/[.D90]" office:value-type="percentage" office:value="0.037037037037037" calcext:value-type="percentage">
            <text:p>3.70%</text:p>
          </table:table-cell>
        </table:table-row>
        <table:table-row table:style-name="ro1">
          <table:table-cell/>
          <table:table-cell office:value-type="string" calcext:value-type="string">
            <text:p>Query 86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formula="of:=([.D91]-[.C91])/[.D91]" office:value-type="percentage" office:value="-0.004" calcext:value-type="percentage">
            <text:p>-0.40%</text:p>
          </table:table-cell>
        </table:table-row>
        <table:table-row table:style-name="ro1">
          <table:table-cell/>
          <table:table-cell office:value-type="string" calcext:value-type="string">
            <text:p>Query 87</text:p>
          </table:table-cell>
          <table:table-cell office:value-type="float" office:value="1908" calcext:value-type="float">
            <text:p>1908</text:p>
          </table:table-cell>
          <table:table-cell office:value-type="float" office:value="1870" calcext:value-type="float">
            <text:p>1870</text:p>
          </table:table-cell>
          <table:table-cell table:formula="of:=([.D92]-[.C92])/[.D92]" office:value-type="percentage" office:value="-0.0203208556149733" calcext:value-type="percentage">
            <text:p>-2.03%</text:p>
          </table:table-cell>
        </table:table-row>
        <table:table-row table:style-name="ro1">
          <table:table-cell/>
          <table:table-cell office:value-type="string" calcext:value-type="string">
            <text:p>Query 88</text:p>
          </table:table-cell>
          <table:table-cell office:value-type="float" office:value="4403" calcext:value-type="float">
            <text:p>4403</text:p>
          </table:table-cell>
          <table:table-cell office:value-type="float" office:value="4409" calcext:value-type="float">
            <text:p>4409</text:p>
          </table:table-cell>
          <table:table-cell table:formula="of:=([.D93]-[.C93])/[.D93]" office:value-type="percentage" office:value="0.00136085280108868" calcext:value-type="percentage">
            <text:p>0.14%</text:p>
          </table:table-cell>
        </table:table-row>
        <table:table-row table:style-name="ro1">
          <table:table-cell/>
          <table:table-cell office:value-type="string" calcext:value-type="string">
            <text:p>Query 8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formula="of:=([.D94]-[.C94])/[.D94]" office:value-type="percentage" office:value="0.00604229607250755" calcext:value-type="percentage">
            <text:p>0.60%</text:p>
          </table:table-cell>
        </table:table-row>
        <table:table-row table:style-name="ro1">
          <table:table-cell/>
          <table:table-cell office:value-type="string" calcext:value-type="string">
            <text:p>Query 90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formula="of:=([.D95]-[.C95])/[.D95]" office:value-type="percentage" office:value="0.0121212121212121" calcext:value-type="percentage">
            <text:p>1.21%</text:p>
          </table:table-cell>
        </table:table-row>
        <table:table-row table:style-name="ro1">
          <table:table-cell/>
          <table:table-cell office:value-type="string" calcext:value-type="string">
            <text:p>Query 9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([.D96]-[.C96])/[.D96]" office:value-type="percentage" office:value="0.0333333333333333" calcext:value-type="percentage">
            <text:p>3.33%</text:p>
          </table:table-cell>
        </table:table-row>
        <table:table-row table:style-name="ro1">
          <table:table-cell/>
          <table:table-cell office:value-type="string" calcext:value-type="string">
            <text:p>Query 9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([.D97]-[.C97])/[.D97]" office:value-type="percentage" office:value="-0.024390243902439" calcext:value-type="percentage">
            <text:p>-2.44%</text:p>
          </table:table-cell>
        </table:table-row>
        <table:table-row table:style-name="ro1">
          <table:table-cell/>
          <table:table-cell office:value-type="string" calcext:value-type="string">
            <text:p>Query 9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([.D98]-[.C98])/[.D98]" office:value-type="percentage" office:value="-0.032258064516129" calcext:value-type="percentage">
            <text:p>-3.23%</text:p>
          </table:table-cell>
        </table:table-row>
        <table:table-row table:style-name="ro1">
          <table:table-cell/>
          <table:table-cell office:value-type="string" calcext:value-type="string">
            <text:p>Query 9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([.D99]-[.C99])/[.D99]" office:value-type="percentage" office:value="0.00917431192660551" calcext:value-type="percentage">
            <text:p>0.92%</text:p>
          </table:table-cell>
        </table:table-row>
        <table:table-row table:style-name="ro1">
          <table:table-cell/>
          <table:table-cell office:value-type="string" calcext:value-type="string">
            <text:p>Query 95</text:p>
          </table:table-cell>
          <table:table-cell office:value-type="float" office:value="23703" calcext:value-type="float">
            <text:p>23703</text:p>
          </table:table-cell>
          <table:table-cell office:value-type="float" office:value="24064" calcext:value-type="float">
            <text:p>24064</text:p>
          </table:table-cell>
          <table:table-cell table:formula="of:=([.D100]-[.C100])/[.D100]" office:value-type="percentage" office:value="0.0150016622340426" calcext:value-type="percentage">
            <text:p>1.50%</text:p>
          </table:table-cell>
        </table:table-row>
        <table:table-row table:style-name="ro1">
          <table:table-cell/>
          <table:table-cell office:value-type="string" calcext:value-type="string">
            <text:p>Query 96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formula="of:=([.D101]-[.C101])/[.D101]" office:value-type="percentage" office:value="-0.00529100529100529" calcext:value-type="percentage">
            <text:p>-0.53%</text:p>
          </table:table-cell>
        </table:table-row>
        <table:table-row table:style-name="ro1">
          <table:table-cell/>
          <table:table-cell office:value-type="string" calcext:value-type="string">
            <text:p>Query 97</text:p>
          </table:table-cell>
          <table:table-cell office:value-type="float" office:value="744" calcext:value-type="float">
            <text:p>744</text:p>
          </table:table-cell>
          <table:table-cell office:value-type="float" office:value="719" calcext:value-type="float">
            <text:p>719</text:p>
          </table:table-cell>
          <table:table-cell table:formula="of:=([.D102]-[.C102])/[.D102]" office:value-type="percentage" office:value="-0.0347705146036161" calcext:value-type="percentage">
            <text:p>-3.48%</text:p>
          </table:table-cell>
        </table:table-row>
        <table:table-row table:style-name="ro1">
          <table:table-cell/>
          <table:table-cell office:value-type="string" calcext:value-type="string">
            <text:p>Query 98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table:formula="of:=([.D103]-[.C103])/[.D103]" office:value-type="percentage" office:value="-0.004149377593361" calcext:value-type="percentage">
            <text:p>-0.41%</text:p>
          </table:table-cell>
        </table:table-row>
        <table:table-row table:style-name="ro1">
          <table:table-cell/>
          <table:table-cell office:value-type="string" calcext:value-type="string">
            <text:p>Query 99</text:p>
          </table:table-cell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table:formula="of:=([.D104]-[.C104])/[.D104]" office:value-type="percentage" office:value="-0.0045662100456621" calcext:value-type="percentage">
            <text:p>-0.46%</text:p>
          </table:table-cell>
        </table:table-row>
        <calcext:conditional-formats>
          <calcext:conditional-format calcext:target-range-address="Sheet1.E6:Sheet1.E104">
            <calcext:color-scale>
              <calcext:color-scale-entry calcext:value="0" calcext:type="number" calcext:color="#ff3838"/>
              <calcext:color-scale-entry calcext:value="0" calcext:type="number" calcext:color="#3faf4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3:54:32.564448136</meta:creation-date>
    <dc:date>2024-08-30T14:06:19.456080454</dc:date>
    <meta:editing-duration>PT8S</meta:editing-duration>
    <meta:editing-cycles>1</meta:editing-cycles>
    <meta:document-statistic meta:table-count="1" meta:cell-count="402" meta:object-count="0"/>
    <meta:generator>LibreOffice/24.2.5.2$Linux_X86_64 LibreOffice_project/d6e8b0f3fc6e8af2b00cf4969fd0d2fa45b9a62e</meta:generator>
  </office:meta>
</office:document-meta>
</file>